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785"/>
    </style:style>
    <style:style style:name="P2" style:family="paragraph" style:parent-style-name="Standard">
      <style:text-properties officeooo:rsid="00102785" officeooo:paragraph-rsid="00102785"/>
    </style:style>
    <style:style style:name="P3" style:family="paragraph" style:parent-style-name="Standard">
      <style:text-properties officeooo:rsid="00102785" officeooo:paragraph-rsid="00142445"/>
    </style:style>
    <style:style style:name="P4" style:family="paragraph" style:parent-style-name="Standard">
      <style:text-properties officeooo:paragraph-rsid="00102785"/>
    </style:style>
    <style:style style:name="P5" style:family="paragraph" style:parent-style-name="Standard">
      <style:text-properties officeooo:rsid="00142445" officeooo:paragraph-rsid="00142445"/>
    </style:style>
    <style:style style:name="P6" style:family="paragraph" style:parent-style-name="Standard">
      <style:text-properties officeooo:rsid="001425f2"/>
    </style:style>
    <style:style style:name="P7" style:family="paragraph" style:parent-style-name="Standard">
      <style:text-properties officeooo:rsid="001425f2" officeooo:paragraph-rsid="001425f2"/>
    </style:style>
    <style:style style:name="P8" style:family="paragraph" style:parent-style-name="Standard">
      <style:text-properties officeooo:rsid="0015ac4e" officeooo:paragraph-rsid="00102785"/>
    </style:style>
    <style:style style:name="P9" style:family="paragraph" style:parent-style-name="Standard">
      <style:text-properties officeooo:rsid="0015ac4e" officeooo:paragraph-rsid="0015ac4e"/>
    </style:style>
    <style:style style:name="P10" style:family="paragraph" style:parent-style-name="Standard">
      <style:text-properties officeooo:paragraph-rsid="0015ac4e"/>
    </style:style>
    <style:style style:name="P11" style:family="paragraph" style:parent-style-name="Standard">
      <style:text-properties officeooo:paragraph-rsid="00142445"/>
    </style:style>
    <style:style style:name="P12" style:family="paragraph" style:parent-style-name="Standard">
      <style:text-properties officeooo:rsid="0016001a" officeooo:paragraph-rsid="0016001a"/>
    </style:style>
    <style:style style:name="P13" style:family="paragraph" style:parent-style-name="Standard">
      <style:text-properties officeooo:rsid="001757d4" officeooo:paragraph-rsid="001757d4"/>
    </style:style>
    <style:style style:name="P14" style:family="paragraph" style:parent-style-name="Standard">
      <style:text-properties officeooo:rsid="0018a2a6" officeooo:paragraph-rsid="0018a2a6"/>
    </style:style>
    <style:style style:name="T1" style:family="text">
      <style:text-properties officeooo:rsid="00102785"/>
    </style:style>
    <style:style style:name="T2" style:family="text">
      <style:text-properties officeooo:rsid="00116714"/>
    </style:style>
    <style:style style:name="T3" style:family="text">
      <style:text-properties officeooo:rsid="001352b0"/>
    </style:style>
    <style:style style:name="T4" style:family="text">
      <style:text-properties officeooo:rsid="00142445"/>
    </style:style>
    <style:style style:name="T5" style:family="text">
      <style:text-properties officeooo:rsid="0015ac4e"/>
    </style:style>
    <style:style style:name="T6" style:family="text">
      <style:text-properties officeooo:rsid="001757d4"/>
    </style:style>
    <style:style style:name="T7" style:family="text">
      <style:text-properties officeooo:rsid="001ab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 database</text:p>
      <text:p text:style-name="Standard">-- MySQL Workbench Forward Engineering</text:p>
      <text:p text:style-name="Standard"/>
      <text:p text:style-name="Standard">SET @OLD_UNIQUE_CHECKS=@@UNIQUE_CHECKS, UNIQUE_CHECKS=0;</text:p>
      <text:p text:style-name="Standard">SET @OLD_FOREIGN_KEY_CHECKS=@@FOREIGN_KEY_CHECKS, FOREIGN_KEY_CHECKS=0;</text:p>
      <text:p text:style-name="Standard">SET @OLD_SQL_MODE=@@SQL_MODE, SQL_MODE='ONLY_FULL_GROUP_BY,STRICT_TRANS_TABLES,NO_ZERO_IN_DATE,NO_ZERO_DATE,ERROR_FOR_DIVISION_BY_ZERO,NO_ENGINE_SUBSTITUTION';</text:p>
      <text:p text:style-name="Standard"/>
      <text:p text:style-name="Standard">-- -----------------------------------------------------</text:p>
      <text:p text:style-name="Standard">-- Schema revision_tool</text:p>
      <text:p text:style-name="Standard">-- -----------------------------------------------------</text:p>
      <text:p text:style-name="Standard"/>
      <text:p text:style-name="Standard">-- -----------------------------------------------------</text:p>
      <text:p text:style-name="Standard">-- Schema revision_tool</text:p>
      <text:p text:style-name="Standard">-- -----------------------------------------------------</text:p>
      <text:p text:style-name="Standard">CREATE SCHEMA IF NOT EXISTS `revision_tool` DEFAULT CHARACTER SET utf8 ;</text:p>
      <text:p text:style-name="Standard">USE `revision_tool` ;</text:p>
      <text:p text:style-name="Standard"/>
      <text:p text:style-name="Standard">-- -----------------------------------------------------</text:p>
      <text:p text:style-name="Standard">-- Table `revision_tool`.`users`</text:p>
      <text:p text:style-name="Standard">-- -----------------------------------------------------</text:p>
      <text:p text:style-name="Standard">DROP TABLE IF EXISTS `revision_tool`.`users` ;</text:p>
      <text:p text:style-name="Standard"/>
      <text:p text:style-name="Standard">CREATE TABLE IF NOT EXISTS `revision_tool`.`users` (</text:p>
      <text:p text:style-name="Standard"><text:s text:c="2"/>`user_id` INT(11) NOT NULL AUTO_INCREMENT,</text:p>
      <text:p text:style-name="Standard"><text:s text:c="2"/>`mobile_number` VARCHAR(20) NULL DEFAULT NULL,</text:p>
      <text:p text:style-name="Standard"><text:s text:c="2"/>`email` VARCHAR(50) NOT NULL,</text:p>
      <text:p text:style-name="Standard"><text:s text:c="2"/>`is_active` TINYINT(4) NOT NULL DEFAULT 0,</text:p>
      <text:p text:style-name="Standard"><text:s text:c="2"/>`password` CHAR(41) NOT NULL,</text:p>
      <text:p text:style-name="Standard"><text:s text:c="2"/>`wrong_attempts` TINYINT(4) NOT NULL DEFAULT 0,</text:p>
      <text:p text:style-name="Standard"><text:s text:c="2"/>`last_wrong_attempt` DATETIME NULL DEFAULT NULL,</text:p>
      <text:p text:style-name="Standard"><text:s text:c="2"/>`first_name` VARCHAR(45) NOT NULL,</text:p>
      <text:p text:style-name="Standard"><text:s text:c="2"/>`last_name` VARCHAR(45) NOT NULL,</text:p>
      <text:p text:style-name="Standard"><text:s text:c="2"/>`profile_pic` VARCHAR(255) NULL DEFAULT NULL,</text:p>
      <text:p text:style-name="Standard"><text:s text:c="2"/>`birth_date` DATE NULL DEFAULT NULL,</text:p>
      <text:p text:style-name="Standard"><text:s text:c="2"/>`notification` ENUM('none', 'email', 'whatsapp', 'both') NOT NULL DEFAULT 'none',</text:p>
      <text:p text:style-name="Standard"><text:s text:c="2"/>`role` ENUM('student', 'teacher', 'admint') NOT NULL DEFAULT 'student',</text:p>
      <text:p text:style-name="Standard"><text:s text:c="2"/>`is_email_verification_pending` TINYINT(4) NOT NULL DEFAULT 0,</text:p>
      <text:p text:style-name="Standard"><text:s text:c="2"/>PRIMARY KEY (`user_id`),</text:p>
      <text:p text:style-name="Standard"><text:s text:c="2"/>UNIQUE INDEX `user_id_UNIQUE` (`user_id` ASC) VISIBLE,</text:p>
      <text:p text:style-name="Standard"><text:s text:c="2"/>UNIQUE INDEX `email_UNIQUE` (`email` ASC) VISIBLE,</text:p>
      <text:p text:style-name="Standard"><text:s text:c="2"/>UNIQUE INDEX `contact_number_UNIQUE` (`mobile_number` ASC) VISIBLE)</text:p>
      <text:p text:style-name="Standard">ENGINE = InnoDB</text:p>
      <text:p text:style-name="Standard">AUTO_INCREMENT = 4</text:p>
      <text:p text:style-name="Standard">DEFAULT CHARACTER SET = utf8;</text:p>
      <text:p text:style-name="Standard"/>
      <text:p text:style-name="Standard"/>
      <text:p text:style-name="Standard"><text:soft-page-break/>-- -----------------------------------------------------</text:p>
      <text:p text:style-name="Standard">-- Table `revision_tool`.`token`</text:p>
      <text:p text:style-name="Standard">-- -----------------------------------------------------</text:p>
      <text:p text:style-name="Standard">DROP TABLE IF EXISTS `revision_tool`.`token` ;</text:p>
      <text:p text:style-name="Standard"/>
      <text:p text:style-name="Standard">CREATE TABLE IF NOT EXISTS `revision_tool`.`token` (</text:p>
      <text:p text:style-name="Standard"><text:s text:c="2"/>`token_id` INT(11) NOT NULL AUTO_INCREMENT,</text:p>
      <text:p text:style-name="Standard"><text:s text:c="2"/>`user_id` INT(11) NOT NULL,</text:p>
      <text:p text:style-name="Standard"><text:s text:c="2"/>`refresh_token` VARCHAR(64) NOT NULL,</text:p>
      <text:p text:style-name="Standard"><text:s text:c="2"/>`expire_time` DATETIME NOT NULL,</text:p>
      <text:p text:style-name="Standard"><text:s text:c="2"/>PRIMARY KEY (`token_id`),</text:p>
      <text:p text:style-name="Standard"><text:s text:c="2"/>UNIQUE INDEX `active_id_UNIQUE` (`token_id` ASC) VISIBLE,</text:p>
      <text:p text:style-name="Standard"><text:s text:c="2"/>UNIQUE INDEX `session_key_UNIQUE` (`refresh_token` ASC) VISIBLE,</text:p>
      <text:p text:style-name="Standard"><text:s text:c="2"/>INDEX `active_logins_users_user_id_idx` (`user_id` ASC) VISIBLE,</text:p>
      <text:p text:style-name="Standard"><text:s text:c="2"/>CONSTRAINT `active_logins_users_user_id`</text:p>
      <text:p text:style-name="Standard"><text:s text:c="4"/>FOREIGN KEY (`user_id`)</text:p>
      <text:p text:style-name="Standard"><text:s text:c="4"/>REFERENCES `revision_tool`.`users` (`user_id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-- -----------------------------------------------------</text:p>
      <text:p text:style-name="Standard">-- Table `revision_tool`.`modules`</text:p>
      <text:p text:style-name="Standard">-- -----------------------------------------------------</text:p>
      <text:p text:style-name="Standard">DROP TABLE IF EXISTS `revision_tool`.`modules` ;</text:p>
      <text:p text:style-name="Standard"/>
      <text:p text:style-name="Standard">CREATE TABLE IF NOT EXISTS `revision_tool`.`modules` (</text:p>
      <text:p text:style-name="Standard"><text:s text:c="2"/>`module_id` INT(11) NOT NULL AUTO_INCREMENT,</text:p>
      <text:p text:style-name="Standard"><text:s text:c="2"/>`module_name` VARCHAR(50) NOT NULL,</text:p>
      <text:p text:style-name="Standard"><text:s text:c="2"/>`created_by` INT(11) NULL DEFAULT NULL,</text:p>
      <text:p text:style-name="Standard"><text:s text:c="2"/>`create_time` DATETIME NULL DEFAULT NULL,</text:p>
      <text:p text:style-name="Standard"><text:s text:c="2"/>PRIMARY KEY (`module_id`),</text:p>
      <text:p text:style-name="Standard"><text:s text:c="2"/>UNIQUE INDEX `module_id_UNIQUE` (`module_id` ASC) VISIBLE,</text:p>
      <text:p text:style-name="Standard"><text:s text:c="2"/>INDEX `module_users_user_id_idx` (`created_by` ASC) VISIBLE,</text:p>
      <text:p text:style-name="Standard"><text:s text:c="2"/>CONSTRAINT `module_users_user_id`</text:p>
      <text:p text:style-name="Standard"><text:s text:c="4"/>FOREIGN KEY (`created_by`)</text:p>
      <text:p text:style-name="Standard"><text:s text:c="4"/>REFERENCES `revision_tool`.`users` (`user_id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-- -----------------------------------------------------</text:p>
      <text:p text:style-name="Standard">-- Table `revision_tool`.`topics`</text:p>
      <text:p text:style-name="Standard">-- -----------------------------------------------------</text:p>
      <text:p text:style-name="Standard">DROP TABLE IF EXISTS `revision_tool`.`topics` ;</text:p>
      <text:p text:style-name="Standard"><text:soft-page-break/></text:p>
      <text:p text:style-name="Standard">CREATE TABLE IF NOT EXISTS `revision_tool`.`topics` (</text:p>
      <text:p text:style-name="Standard"><text:s text:c="2"/>`topic_id` INT(11) NOT NULL AUTO_INCREMENT,</text:p>
      <text:p text:style-name="Standard"><text:s text:c="2"/>`module_id` INT(11) NOT NULL,</text:p>
      <text:p text:style-name="Standard"><text:s text:c="2"/>`topic_name` VARCHAR(255) NOT NULL,</text:p>
      <text:p text:style-name="Standard"><text:s text:c="2"/>`create_ by` INT(11) NOT NULL,</text:p>
      <text:p text:style-name="Standard"><text:s text:c="2"/>`create_time` DATETIME NOT NULL,</text:p>
      <text:p text:style-name="Standard"><text:s text:c="2"/>PRIMARY KEY (`topic_id`),</text:p>
      <text:p text:style-name="Standard"><text:s text:c="2"/>UNIQUE INDEX `category_id_UNIQUE` (`topic_id` ASC) VISIBLE,</text:p>
      <text:p text:style-name="Standard"><text:s text:c="2"/>INDEX `topic_modules_module_id_idx` (`module_id` ASC) VISIBLE,</text:p>
      <text:p text:style-name="Standard"><text:s text:c="2"/>INDEX `topics_users_user_id_idx` (`create_ by` ASC) VISIBLE,</text:p>
      <text:p text:style-name="Standard"><text:s text:c="2"/>CONSTRAINT `topics_modules_module_id`</text:p>
      <text:p text:style-name="Standard"><text:s text:c="4"/>FOREIGN KEY (`module_id`)</text:p>
      <text:p text:style-name="Standard"><text:s text:c="4"/>REFERENCES `revision_tool`.`modules` (`module_id`)</text:p>
      <text:p text:style-name="Standard"><text:s text:c="4"/>ON DELETE NO ACTION</text:p>
      <text:p text:style-name="Standard"><text:s text:c="4"/>ON UPDATE NO ACTION,</text:p>
      <text:p text:style-name="Standard"><text:s text:c="2"/>CONSTRAINT `topics_users_user_id`</text:p>
      <text:p text:style-name="Standard"><text:s text:c="4"/>FOREIGN KEY (`create_ by`)</text:p>
      <text:p text:style-name="Standard"><text:s text:c="4"/>REFERENCES `revision_tool`.`users` (`user_id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-- -----------------------------------------------------</text:p>
      <text:p text:style-name="Standard">-- Table `revision_tool`.`points`</text:p>
      <text:p text:style-name="Standard">-- -----------------------------------------------------</text:p>
      <text:p text:style-name="Standard">DROP TABLE IF EXISTS `revision_tool`.`points` ;</text:p>
      <text:p text:style-name="Standard"/>
      <text:p text:style-name="Standard">CREATE TABLE IF NOT EXISTS `revision_tool`.`points` (</text:p>
      <text:p text:style-name="Standard"><text:s text:c="2"/>`point_id` INT(11) NOT NULL AUTO_INCREMENT,</text:p>
      <text:p text:style-name="Standard"><text:s text:c="2"/>`topic_id` INT(11) NOT NULL,</text:p>
      <text:p text:style-name="Standard"><text:s text:c="2"/>`point` VARCHAR(255) NOT NULL,</text:p>
      <text:p text:style-name="Standard"><text:s text:c="2"/>`description` LONGTEXT NOT NULL,</text:p>
      <text:p text:style-name="Standard"><text:s text:c="2"/>`create_by` INT(11) NOT NULL,</text:p>
      <text:p text:style-name="Standard"><text:s text:c="2"/>`create_time` DATETIME NOT NULL,</text:p>
      <text:p text:style-name="Standard"><text:s text:c="2"/>PRIMARY KEY (`point_id`),</text:p>
      <text:p text:style-name="Standard"><text:s text:c="2"/>UNIQUE INDEX `point_id_UNIQUE` (`point_id` ASC) VISIBLE,</text:p>
      <text:p text:style-name="Standard"><text:s text:c="2"/>INDEX `points_modules_module_id_idx` (`topic_id` ASC) VISIBLE,</text:p>
      <text:p text:style-name="Standard"><text:s text:c="2"/>INDEX `points_users_user_id_idx` (`create_by` ASC) VISIBLE,</text:p>
      <text:p text:style-name="Standard"><text:s text:c="2"/>CONSTRAINT `points_topics_topic_id`</text:p>
      <text:p text:style-name="Standard"><text:s text:c="4"/>FOREIGN KEY (`topic_id`)</text:p>
      <text:p text:style-name="Standard"><text:s text:c="4"/>REFERENCES `revision_tool`.`topics` (`topic_id`)</text:p>
      <text:p text:style-name="Standard"><text:s text:c="4"/>ON DELETE NO ACTION</text:p>
      <text:p text:style-name="Standard"><text:s text:c="4"/>ON UPDATE NO ACTION,</text:p>
      <text:p text:style-name="Standard"><text:s text:c="2"/>CONSTRAINT `points_users_user_id`</text:p>
      <text:p text:style-name="Standard"><text:s text:c="4"/>FOREIGN KEY (`create_by`)</text:p>
      <text:p text:style-name="Standard"><text:s text:c="4"/>REFERENCES `revision_tool`.`users` (`user_id`)</text:p>
      <text:p text:style-name="Standard"><text:soft-page-break/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-- -----------------------------------------------------</text:p>
      <text:p text:style-name="Standard">-- Table `revision_tool`.`points_history`</text:p>
      <text:p text:style-name="Standard">-- -----------------------------------------------------</text:p>
      <text:p text:style-name="Standard">DROP TABLE IF EXISTS `revision_tool`.`points_history` ;</text:p>
      <text:p text:style-name="Standard"/>
      <text:p text:style-name="Standard">CREATE TABLE IF NOT EXISTS `revision_tool`.`points_history` (</text:p>
      <text:p text:style-name="Standard"><text:s text:c="2"/>`user_id` INT(11) NOT NULL,</text:p>
      <text:p text:style-name="Standard"><text:s text:c="2"/>`point_id` INT(11) NOT NULL,</text:p>
      <text:p text:style-name="Standard"><text:s text:c="2"/>`time_taken_to_answer` TIME NOT NULL,</text:p>
      <text:p text:style-name="Standard"><text:s text:c="2"/>`asked_time` DATETIME NOT NULL,</text:p>
      <text:p text:style-name="Standard"><text:s text:c="2"/>`next_time` DATETIME NOT NULL,</text:p>
      <text:p text:style-name="Standard"><text:s text:c="2"/>`rating` TINYINT(4) NULL DEFAULT NULL,</text:p>
      <text:p text:style-name="Standard"><text:s text:c="2"/>INDEX `points_history_users_user_id_idx` (`user_id` ASC) VISIBLE,</text:p>
      <text:p text:style-name="Standard"><text:s text:c="2"/>INDEX `points_history_points_point_id_idx` (`point_id` ASC) VISIBLE,</text:p>
      <text:p text:style-name="Standard"><text:s text:c="2"/>CONSTRAINT `points_history_points_point_id`</text:p>
      <text:p text:style-name="Standard"><text:s text:c="4"/>FOREIGN KEY (`point_id`)</text:p>
      <text:p text:style-name="Standard"><text:s text:c="4"/>REFERENCES `revision_tool`.`points` (`point_id`)</text:p>
      <text:p text:style-name="Standard"><text:s text:c="4"/>ON DELETE NO ACTION</text:p>
      <text:p text:style-name="Standard"><text:s text:c="4"/>ON UPDATE NO ACTION,</text:p>
      <text:p text:style-name="Standard"><text:s text:c="2"/>CONSTRAINT `points_history_users_user_id`</text:p>
      <text:p text:style-name="Standard"><text:s text:c="4"/>FOREIGN KEY (`user_id`)</text:p>
      <text:p text:style-name="Standard"><text:s text:c="4"/>REFERENCES `revision_tool`.`users` (`user_id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-- -----------------------------------------------------</text:p>
      <text:p text:style-name="Standard">-- Table `revision_tool`.`points_in_revision`</text:p>
      <text:p text:style-name="Standard">-- -----------------------------------------------------</text:p>
      <text:p text:style-name="Standard">DROP TABLE IF EXISTS `revision_tool`.`points_in_revision` ;</text:p>
      <text:p text:style-name="Standard"/>
      <text:p text:style-name="Standard">CREATE TABLE IF NOT EXISTS `revision_tool`.`points_in_revision` (</text:p>
      <text:p text:style-name="Standard"><text:s text:c="2"/>`user_id` INT(11) NOT NULL,</text:p>
      <text:p text:style-name="Standard"><text:s text:c="2"/>`point_id` INT(11) NOT NULL,</text:p>
      <text:p text:style-name="Standard"><text:s text:c="2"/>` is_active` TINYINT(4) NOT NULL DEFAULT 1,</text:p>
      <text:p text:style-name="Standard"><text:s text:c="2"/>INDEX `points_in_revision_users_user_id_idx` (`user_id` ASC) VISIBLE,</text:p>
      <text:p text:style-name="Standard"><text:s text:c="2"/>INDEX `points_In_revision_points_point_id_idx` (`point_id` ASC) VISIBLE,</text:p>
      <text:p text:style-name="Standard"><text:s text:c="2"/>CONSTRAINT `points_In_revision_points_point_id`</text:p>
      <text:p text:style-name="Standard"><text:s text:c="4"/>FOREIGN KEY (`point_id`)</text:p>
      <text:p text:style-name="Standard"><text:s text:c="4"/>REFERENCES `revision_tool`.`points` (`point_id`)</text:p>
      <text:p text:style-name="Standard"><text:s text:c="4"/>ON DELETE NO ACTION</text:p>
      <text:p text:style-name="Standard"><text:soft-page-break/><text:s text:c="4"/>ON UPDATE NO ACTION,</text:p>
      <text:p text:style-name="Standard"><text:s text:c="2"/>CONSTRAINT `points_in_revision_users_user_id`</text:p>
      <text:p text:style-name="Standard"><text:s text:c="4"/>FOREIGN KEY (`user_id`)</text:p>
      <text:p text:style-name="Standard"><text:s text:c="4"/>REFERENCES `revision_tool`.`users` (`user_id`)</text:p>
      <text:p text:style-name="Standard"><text:s text:c="4"/>ON DELETE NO ACTION</text:p>
      <text:p text:style-name="Standard"><text:s text:c="4"/>ON UPDATE NO ACTION)</text:p>
      <text:p text:style-name="Standard">ENGINE = InnoDB</text:p>
      <text:p text:style-name="Standard">DEFAULT CHARACTER SET = utf8;</text:p>
      <text:p text:style-name="Standard"/>
      <text:p text:style-name="Standard"/>
      <text:p text:style-name="Standard">SET SQL_MODE=@OLD_SQL_MODE;</text:p>
      <text:p text:style-name="Standard">SET FOREIGN_KEY_CHECKS=@OLD_FOREIGN_KEY_CHECKS;</text:p>
      <text:p text:style-name="Standard">SET UNIQUE_CHECKS=@OLD_UNIQUE_CHECKS;</text:p>
      <text:p text:style-name="P6"/>
      <text:p text:style-name="Standard">design dotnet api <text:span text:style-name="T5">don’t skip any code write all code</text:span></text:p>
      <text:p text:style-name="Standard"/>
      <text:p text:style-name="P7">database first approach</text:p>
      <text:p text:style-name="P7"/>
      <text:p text:style-name="P7">scaffold command is : dotnet ef dbcontext scaffold Name=revisionTool Pomelo.EntityFrameworkCore.MySql --output-dir Entity --context-dir Data --namespace RevisionTool.Entity --context-namespace RevisionTool.Data --context RevisionToolContext -f --no-onconfiguring</text:p>
      <text:p text:style-name="Standard"/>
      <text:p text:style-name="P13">iservice will be in Service/Interface</text:p>
      <text:p text:style-name="P13">service will be in Service/Class</text:p>
      <text:p text:style-name="Standard"/>
      <text:p text:style-name="P2">all request and response <text:span text:style-name="T5">for api</text:span> will be in json</text:p>
      <text:p text:style-name="P1"/>
      <text:p text:style-name="P2"><text:span text:style-name="T5">all </text:span>response will be <text:span text:style-name="T5">in </text:span>below formate</text:p>
      <text:p text:style-name="P2">{statuscode, issuccess, <text:span text:style-name="T4">message, </text:span><text:span text:style-name="T7">jwt token</text:span><text:span text:style-name="T4">, data</text:span>}</text:p>
      <text:p text:style-name="P8"/>
      <text:p text:style-name="P12">write appropriate helper class according to requirement</text:p>
      <text:p text:style-name="P3"><text:span text:style-name="T4">write</text:span><text:span text:style-name="T3"> </text:span><text:span text:style-name="T5">appropriate </text:span><text:span text:style-name="T4">mapper class </text:span><text:span text:style-name="T5">and logic for below requirement</text:span></text:p>
      <text:p text:style-name="P2"/>
      <text:p text:style-name="P4"><text:span text:style-name="T1">design Usercontroller, </text:span><text:span text:style-name="T3">userservice, iuserservice,</text:span><text:span text:style-name="T1"> containing following method </text:span></text:p>
      <text:p text:style-name="Standard"><text:span text:style-name="T4">1) </text:span>register</text:p>
      <text:p text:style-name="P2">request will be {email, password, firstname, lastname}</text:p>
      <text:p text:style-name="P2">validate email, password for size atleat 8 charachater, one latter, one number, one special characheter, firstname and lastname atleat 3 character, non number, non characheter</text:p>
      <text:p text:style-name="P12">encript the password and store in database</text:p>
      <text:p text:style-name="P5">user should </text:p>
      <text:p text:style-name="P2">response <text:span text:style-name="T2">if </text:span><text:span text:style-name="T4">request data</text:span><text:span text:style-name="T2"> is not validate then appropriate sta</text:span><text:span text:style-name="T3">te, </text:span><text:span text:style-name="T4">issuccess will be false, message will error message</text:span></text:p>
      <text:p text:style-name="P9">response if email is already present users table then <text:span text:style-name="T2">appropriate sta</text:span><text:span text:style-name="T3">te, </text:span><text:span text:style-name="T4">issuccess will be false, message will error message</text:span></text:p>
      <text:p text:style-name="P11"><text:span text:style-name="T4">response if success then <text:s/></text:span>appropriate state, issuccess will be <text:span text:style-name="T5">true</text:span>, <text:span text:style-name="T6">i</text:span><text:span text:style-name="T7">n data jwt token</text:span></text:p>
      <text:p text:style-name="P5"/>
      <text:p text:style-name="P9">2)login</text:p>
      <text:p text:style-name="P9">request will be {email, password, rememberme}</text:p>
      <text:p text:style-name="P12"><text:soft-page-break/>check email and password in database password</text:p>
      <text:p text:style-name="P12">if rememberme is true then generate jwt token with longer expire date<text:line-break/>if rememberme is false then generate jwt token with smaller expire date<text:line-break/>in jwt token add <text:span text:style-name="T6">userid, </text:span>email, role </text:p>
      <text:p text:style-name="P13">if email and password validate then reponse will be in appropriate statecode, issucces will be true, in data user and jwt token</text:p>
      <text:p text:style-name="P13">if email and password <text:s/>not validate then response will be appropriate statecode, issucces will be false, message</text:p>
      <text:p text:style-name="Standard"/>
      <text:p text:style-name="Standard"><text:span text:style-name="T4">2) </text:span>get</text:p>
      <text:p text:style-name="P14">jwt token validate on this url</text:p>
      <text:p text:style-name="P14">extract userid from jwt token</text:p>
      <text:p text:style-name="P14">if userid present then send response <text:span text:style-name="T6">appropriate statecode, issucces will be true, in data user </text:span>data</text:p>
      <text:p text:style-name="Standard"/>
      <text:p text:style-name="Standard">validateEmail</text:p>
      <text:p text:style-name="Standard"/>
      <text:p text:style-name="Standard"/>
      <text:p text:style-name="Standard">validateMobile</text:p>
      <text:p text:style-name="Standard"/>
      <text:p text:style-name="Standard"/>
      <text:p text:style-name="Standard">update</text:p>
      <text:p text:style-name="Standard"/>
      <text:p text:style-name="Standard">delete</text:p>
      <text:p text:style-name="Standard"><text:tab/></text:p>
      <text:p text:style-name="Standard">module</text:p>
      <text:p text:style-name="Standard"/>
      <text:p text:style-name="Standard">points</text:p>
      <text:p text:style-name="Standard"/>
      <text:p text:style-name="Standard"/>
      <text:p text:style-name="Standard">topics</text:p>
      <text:p text:style-name="Standard"/>
      <text:p text:style-name="P9">jwt token should refresh</text:p>
      <text:p text:style-name="Standard"/>
      <text:p text:style-name="P10"><text:span text:style-name="T5">allow domain example.com for </text:span><text:bookmark text:name="enable-cross-origin-requests-in-aspnet-web-api-2"/>Enable cross-origin requests</text:p>
      <text:p text:style-name="P9"/>
      <text:p text:style-name="P9">write program.cs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21:13:59.718000000</meta:creation-date>
    <dc:date>2023-08-25T06:14:27.950000000</dc:date>
    <meta:editing-duration>PT6H54M34S</meta:editing-duration>
    <meta:editing-cycles>6</meta:editing-cycles>
    <meta:generator>LibreOffice/7.3.1.3$Windows_X86_64 LibreOffice_project/a69ca51ded25f3eefd52d7bf9a5fad8c90b87951</meta:generator>
    <meta:document-statistic meta:table-count="0" meta:image-count="0" meta:object-count="0" meta:page-count="6" meta:paragraph-count="221" meta:word-count="1048" meta:character-count="9731" meta:non-whitespace-character-count="8593"/>
  </office:meta>
</office:document-meta>
</file>